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. Men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Nissan 13, 5651</text:p>
      <text:p text:style-name="P5">Date (derived from Gregorian calendar)<text:tab/>April 21, 1891</text:p>
      <text:p text:style-name="P5">Month<text:tab/><text:tab/><text:tab/><text:tab/><text:tab/><text:tab/>April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6. WEST 9TH. STREET/</text:p>
      <text:p text:style-name="P2">NEW YORK CITY./</text:p>
      <text:p text:style-name="P3">Rev Dr Morais/</text:p>
      <text:p text:style-name="P3">546 N 5th St/</text:p>
      <text:p text:style-name="P3">Philad<text:span text:style-name="T2">a</text:span><text:span text:style-name="T3">/</text:span></text:p>
      <text:p text:style-name="P3"><text:span text:style-name="T3">Penna/</text:span></text:p>
      <text:p text:style-name="P2"><text:span text:style-name="T3"/></text:p>
      <text:p text:style-name="P2"><text:span text:style-name="T3">[Page 1]</text:span></text:p>
      <text:p text:style-name="P2"><text:span text:style-name="T3">My dear sir and friend/</text:span></text:p>
      <text:p text:style-name="P2"><text:span text:style-name="T3"><text:tab/>When I read of your fortieth/ anniversary I much regretted that I had/ not known it in time to convey my/ earnest wishes for many more years for/ you as a leader in our people./</text:span></text:p>
      <text:p text:style-name="P2"><text:span text:style-name="T3"><text:tab/>Procrastination, through much/ work and not over good health, has hitherto/ prevented in writing./</text:span></text:p>
      <text:p text:style-name="P2"><text:soft-page-break/><text:span text:style-name="T3"><text:tab/>But now, though I have one/ man dying in west 64th St another dead/ in East 81st St.--a rehearsal at 6/ and must go to 45th St. to sleep,--for/ painters in this house half poison me--/ I snatch the time to wish you happy/</text:span></text:p>
      <text:p text:style-name="P2"><text:span text:style-name="T3"/></text:p>
      <text:p text:style-name="P2"><text:span text:style-name="T3">[Page 2]</text:span></text:p>
      <text:p text:style-name="P2"><text:span text:style-name="T3">holydays and many more celebrations of the/ Passover./</text:span></text:p>
      <text:p text:style-name="P2"><text:span text:style-name="T3">The universal esteem you enjoy is your/ sweetest recompense for all your trials./ <text:s/>May it grow even greater, and may your/ good works bear good and holy fruit for/ generations yet unborn is the sincere/ prayer of/</text:span></text:p>
      <text:p text:style-name="P2"><text:span text:style-name="T3"><text:tab/>Yours most faithfully/</text:span></text:p>
      <text:p text:style-name="P2"><text:span text:style-name="T3"><text:tab/>H Pereira Mendes./</text:span></text:p>
      <text:p text:style-name="P2"><text:span text:style-name="T3">6. West 9./</text:span></text:p>
      <text:p text:style-name="P2"><text:span text:style-name="T3">April 21--Nissan 13./ 5651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3:03:48.07</meta:creation-date>
    <dc:date>2011-11-23T13:10:26.28</dc:date>
    <dc:creator>Penn Libraries</dc:creator>
    <meta:editing-duration>PT00H06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353" meta:character-count="2246"/>
  </office:meta>
</office:document-meta>
</file>